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13a329"/>
    </style:style>
    <style:style style:name="P3" style:family="paragraph" style:parent-style-name="Standard">
      <style:paragraph-properties fo:line-height="200%"/>
      <style:text-properties officeooo:rsid="0013e9a2" officeooo:paragraph-rsid="0013e9a2"/>
    </style:style>
    <style:style style:name="P4" style:family="paragraph" style:parent-style-name="Standard">
      <style:paragraph-properties fo:line-height="200%" fo:text-align="center" style:justify-single-word="false"/>
      <style:text-properties officeooo:rsid="0013e9a2" officeooo:paragraph-rsid="0013e9a2"/>
    </style:style>
    <style:style style:name="P5" style:family="paragraph" style:parent-style-name="Standard">
      <style:paragraph-properties fo:line-height="200%" fo:text-align="start" style:justify-single-word="false"/>
      <style:text-properties officeooo:rsid="0014db4f" officeooo:paragraph-rsid="0014db4f"/>
    </style:style>
    <style:style style:name="T1" style:family="text">
      <style:text-properties officeooo:rsid="000ad9d6"/>
    </style:style>
    <style:style style:name="T2" style:family="text">
      <style:text-properties officeooo:rsid="000c4bc3"/>
    </style:style>
    <style:style style:name="T3" style:family="text">
      <style:text-properties officeooo:rsid="000e3a45"/>
    </style:style>
    <style:style style:name="T4" style:family="text">
      <style:text-properties officeooo:rsid="000fb120"/>
    </style:style>
    <style:style style:name="T5" style:family="text">
      <style:text-properties officeooo:rsid="00117699"/>
    </style:style>
    <style:style style:name="T6" style:family="text">
      <style:text-properties officeooo:rsid="00125c4f"/>
    </style:style>
    <style:style style:name="T7" style:family="text">
      <style:text-properties officeooo:rsid="0013a329"/>
    </style:style>
    <style:style style:name="T8" style:family="text">
      <style:text-properties officeooo:rsid="0013e9a2"/>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7c357"/>
    </style:style>
    <style:style style:name="T12" style:family="text">
      <style:text-properties officeooo:rsid="0018b89f"/>
    </style:style>
    <style:style style:name="T13" style:family="text">
      <style:text-properties officeooo:rsid="00193e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Mark Simmons</text:span><text:tab/></text:p>
      <text:p text:style-name="P4">Data Privacy Assignment #1</text:p>
      <text:p text:style-name="P3"><text:tab/>With various scandals and abuses of data privacy ongoing, we are in need of proper regulation of the companies that benefit from personal data. On the other end, proper data hygeine practices ought to protect individuals from unresponsible practices from users of big data. The question is thus – to what extent can individuals control the use of their own data?</text:p>
      <text:p text:style-name="P2"><text:span text:style-name="T1"><text:tab/>Technology, we hope, ought to be just as capable of protecting our privacy as it is of monitoring us. Web extensions can “show... all the tracking cookies” contained in a website and allows you to disable them (Hervey 2018). </text:span><text:span text:style-name="T2">Adblockers can also shield you from some of the effects of data spying – even if a company knows what ad to send you to get your money, that can be a moot point if you never see the ad in the first place. </text:span><text:span text:style-name="T3">Cloud storage can also be shielded from monitoring and snooping, using secure web servers like those Helm offers where data is securely encrypted and the hoster’s goal “is to know as little about [their] customers as possible” (Newman </text:span><text:span text:style-name="T6">2018</text:span><text:span text:style-name="T3">).</text:span></text:p>
      <text:p text:style-name="P1"><text:tab/><text:span text:style-name="T3">Of course, that Helm server costs around $499 </text:span><text:span text:style-name="T4">to start</text:span><text:span text:style-name="T3"> and another $99 per year to maintain, and disabling cookies </text:span><text:span text:style-name="T4">on the internet</text:span><text:span text:style-name="T3"> do</text:span><text:span text:style-name="T4">es nothing to stop your cellphone provider from tracking you through your device or </text:span><text:span text:style-name="T6">anyone</text:span><text:span text:style-name="T4"> from mining you</text:span><text:span text:style-name="T6">r posts and tweets </text:span><text:span text:style-name="T5">to statistically predict your personality and private beliefs. Perhaps what “data privacy” entails, </text:span><text:span text:style-name="T6">perhaps, is</text:span><text:span text:style-name="T5"> systematic isolation from common communication technologies and media, and </text:span><text:span text:style-name="T6">use</text:span><text:span text:style-name="T5"> </text:span><text:span text:style-name="T6">of</text:span><text:span text:style-name="T5"> expensive private services </text:span><text:span text:style-name="T6">that do not rely on selling customer data to turn a profit. </text:span><text:span text:style-name="T7">For most people, this is neither practical nor preferable.</text:span></text:p>
      <text:p text:style-name="P1"><text:tab/><text:span text:style-name="T7">It appears, then, that the modern world does not afford most people the opportunity to take control of their own data. Control of data is largely relegated to corporations who influence the flow of information through web technology, whereas individuals can </text:span><text:span text:style-name="T11">only </text:span><text:span text:style-name="T7">acheive a </text:span><text:span text:style-name="T13">limited</text:span><text:span text:style-name="T7"> degree of autonomy through financial resources or technical knowledge.</text:span></text:p>
      <text:p text:style-name="P1"/>
      <text:p text:style-name="P4"><text:soft-page-break/>References</text:p>
      <text:p text:style-name="P5"><text:span text:style-name="Citation"><text:span text:style-name="T10">Newman, Lily Hay. (2018, October 17) This Startup Wants You to Control Your Own Data Again. <text:tab/>Wired.</text:span></text:span></text:p>
      <text:p text:style-name="P5"><text:span text:style-name="T10">Hervey, A. (</text:span><text:span text:style-name="Citation">2018</text:span><text:span text:style-name="T10">, January 24th) </text:span><text:span text:style-name="T9">9 Easy Steps to Take Control Over Your Digital Life</text:span><text:span text:style-name="T10">. Mediu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20:59:27.529351626</meta:creation-date>
    <dc:date>2020-09-08T14:34:41.583324024</dc:date>
    <meta:editing-duration>PT17M29S</meta:editing-duration>
    <meta:editing-cycles>9</meta:editing-cycles>
    <meta:generator>LibreOffice/6.4.5.2$Linux_X86_64 LibreOffice_project/40$Build-2</meta:generator>
    <meta:document-statistic meta:table-count="0" meta:image-count="0" meta:object-count="0" meta:page-count="2" meta:paragraph-count="9" meta:word-count="369" meta:character-count="2224" meta:non-whitespace-character-count="1856"/>
  </office:meta>
</office:document-meta>
</file>